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1ee0d2" officeooo:paragraph-rsid="001ee0d2"/>
    </style:style>
    <style:style style:name="P2" style:family="paragraph" style:parent-style-name="Standard">
      <style:paragraph-properties fo:line-height="200%" fo:text-align="start" style:justify-single-word="false"/>
      <style:text-properties officeooo:rsid="0020076b" officeooo:paragraph-rsid="0020076b"/>
    </style:style>
    <style:style style:name="P3" style:family="paragraph" style:parent-style-name="Standard">
      <style:paragraph-properties fo:line-height="200%" fo:text-align="start" style:justify-single-word="false"/>
      <style:text-properties officeooo:rsid="002a693f" officeooo:paragraph-rsid="002a693f"/>
    </style:style>
    <style:style style:name="P4" style:family="paragraph" style:parent-style-name="Standard">
      <style:paragraph-properties fo:line-height="200%" fo:text-align="start" style:justify-single-word="false"/>
      <style:text-properties officeooo:rsid="002a693f" officeooo:paragraph-rsid="0030282b"/>
    </style:style>
    <style:style style:name="P5" style:family="paragraph" style:parent-style-name="Standard">
      <style:paragraph-properties fo:line-height="200%" fo:text-align="start" style:justify-single-word="false"/>
      <style:text-properties officeooo:rsid="0027876d" officeooo:paragraph-rsid="002e6701"/>
    </style:style>
    <style:style style:name="P6" style:family="paragraph" style:parent-style-name="Standard">
      <style:paragraph-properties fo:line-height="200%" fo:text-align="start" style:justify-single-word="false"/>
      <style:text-properties officeooo:rsid="001ee0d2" officeooo:paragraph-rsid="0030282b"/>
    </style:style>
    <style:style style:name="P7" style:family="paragraph" style:parent-style-name="Standard">
      <style:paragraph-properties fo:line-height="200%" fo:text-align="start" style:justify-single-word="false"/>
      <style:text-properties officeooo:rsid="00254139" officeooo:paragraph-rsid="002e6701"/>
    </style:style>
    <style:style style:name="P8" style:family="paragraph" style:parent-style-name="Standard">
      <style:paragraph-properties fo:line-height="200%" fo:text-align="start" style:justify-single-word="false"/>
      <style:text-properties officeooo:rsid="003169fe" officeooo:paragraph-rsid="003169fe"/>
    </style:style>
    <style:style style:name="T1" style:family="text">
      <style:text-properties officeooo:rsid="0020076b"/>
    </style:style>
    <style:style style:name="T2" style:family="text">
      <style:text-properties officeooo:rsid="002298e8"/>
    </style:style>
    <style:style style:name="T3" style:family="text">
      <style:text-properties officeooo:rsid="0027876d"/>
    </style:style>
    <style:style style:name="T4" style:family="text">
      <style:text-properties officeooo:rsid="00290b2c"/>
    </style:style>
    <style:style style:name="T5" style:family="text">
      <style:text-properties officeooo:rsid="002a693f"/>
    </style:style>
    <style:style style:name="T6" style:family="text">
      <style:text-properties officeooo:rsid="002b7387"/>
    </style:style>
    <style:style style:name="T7" style:family="text">
      <style:text-properties officeooo:rsid="0031f2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/text:p>
      <text:p text:style-name="P6"><text:span text:style-name="T5"><text:tab/>Hello, </text:span>my name is Florian. I'm studying in Isara in Lyon, i'm <text:span text:style-name="T1">i</text:span>nterresting in <text:span text:style-name="T1">farming, my parents are farmers and they work together, i'd like to take the farm again. I help my parents as mush as possible but now it's only on week-ends because I live in Haute Loire and it's a bit far from Lyon where I study.</text:span></text:p>
      <text:p text:style-name="P2">I also play music in two bands but <text:span text:style-name="T2">I</text:span> can't play anymore because i've got <text:span text:style-name="T2">a </text:span>lot of work to succeed my studies. I'm quite calm and patient, <text:span text:style-name="T2">I can support, maybe too much time, annoying people. </text:span></text:p>
      <text:p text:style-name="P7">I love maths and physic<text:span text:style-name="T6">s</text:span> but not chimical, it's too <text:span text:style-name="T4">borring and complicated but I make the effort to understand</text:span>. I'm persevering, <text:span text:style-name="T3">I don’t like to leave a work uncompleted. I'm a bit shy, I don't really like to speak with unknown people.</text:span></text:p>
      <text:p text:style-name="P8">I measure 1,80m and I weight 75kg.</text:p>
      <text:p text:style-name="P5"><text:s/>I'm quite tall with brown hairs, brown eyes, I have glasses. I’m also keen on computing and make programs <text:span text:style-name="T7">like sofwares </text:span>on my calc or on a computer. <text:span text:style-name="T7">I do my own software in order to </text:span></text:p>
      <text:p text:style-name="P3">According my friends, they say that i'm quite clever but I don't really think so, I just know more things than them because I try to deal with these subjets in depth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e0d2" officeooo:paragraph-rsid="001ee0d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osnier Forian<text:tab/><text:tab/> 1A G 2b</text:p>
        <text:p text:style-name="MP1"><text:tab/>Essa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3:44:08.557571410</meta:creation-date>
    <dc:date>2017-05-09T19:55:40.492598354</dc:date>
    <meta:editing-duration>PT1H23M13S</meta:editing-duration>
    <meta:editing-cycles>13</meta:editing-cycles>
    <meta:generator>LibreOffice/5.2.6.2$Linux_X86_64 LibreOffice_project/20m0$Build-2</meta:generator>
    <meta:print-date>2016-10-21T12:53:20.312000000</meta:print-date>
    <meta:document-statistic meta:table-count="0" meta:image-count="0" meta:object-count="0" meta:page-count="1" meta:paragraph-count="9" meta:word-count="221" meta:character-count="1152" meta:non-whitespace-character-count="930"/>
  </office:meta>
</office:document-meta>
</file>